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 style:data-style-name="N100">
      <style:table-cell-properties fo:background-color="#663300" fo:padding="0cm" fo:border="0.05pt solid #4c1900">
        <style:background-image/>
      </style:table-cell-properties>
    </style:style>
    <style:style style:name="Tabelle1.B1" style:family="table-cell" style:data-style-name="N100">
      <style:table-cell-properties fo:background-color="#663300" fo:padding="0cm" fo:border-left="none" fo:border-right="0.05pt solid #4c1900" fo:border-top="0.05pt solid #4c1900" fo:border-bottom="0.05pt solid #4c1900">
        <style:background-image/>
      </style:table-cell-properties>
    </style:style>
    <style:style style:name="Tabelle1.A2" style:family="table-cell" style:data-style-name="N100">
      <style:table-cell-properties fo:background-color="#996633" fo:padding="0cm" fo:border="0.05pt solid #4c1900">
        <style:background-image/>
      </style:table-cell-properties>
    </style:style>
    <style:style style:name="Tabelle1.B2" style:family="table-cell">
      <style:table-cell-properties fo:background-color="#ffcc99" fo:padding="0cm" fo:border-left="none" fo:border-right="0.05pt solid #ff6633" fo:border-top="0.05pt solid #ff6633" fo:border-bottom="0.05pt solid #ff6633">
        <style:background-image/>
      </style:table-cell-properties>
    </style:style>
    <style:style style:name="Tabelle1.C2" style:family="table-cell">
      <style:table-cell-properties fo:background-color="#ffcc99" fo:padding="0cm" fo:border="0.05pt solid #ff6633">
        <style:background-image/>
      </style:table-cell-properties>
    </style:style>
    <style:style style:name="Tabelle1.A3" style:family="table-cell" style:data-style-name="N100">
      <style:table-cell-properties fo:background-color="#996633" fo:padding="0cm" fo:border-left="0.05pt solid #4c1900" fo:border-right="0.05pt solid #4c1900" fo:border-top="none" fo:border-bottom="0.05pt solid #4c1900">
        <style:background-image/>
      </style:table-cell-properties>
    </style:style>
    <style:style style:name="Tabelle1.B3" style:family="table-cell">
      <style:table-cell-properties fo:background-color="#ffcc99" fo:padding="0cm" fo:border-left="none" fo:border-right="0.05pt solid #ff6633" fo:border-top="none" fo:border-bottom="0.05pt solid #ff6633">
        <style:background-image/>
      </style:table-cell-properties>
    </style:style>
    <style:style style:name="Tabelle1.C3" style:family="table-cell">
      <style:table-cell-properties fo:background-color="#ffcc99" fo:padding="0cm" fo:border-left="0.05pt solid #ff6633" fo:border-right="0.05pt solid #ff6633" fo:border-top="none" fo:border-bottom="0.05pt solid #ff6633">
        <style:background-image/>
      </style:table-cell-properties>
    </style:style>
    <style:style style:name="Tabelle1.B4" style:family="table-cell">
      <style:table-cell-properties fo:background-color="#ffcc99" fo:padding="0cm" fo:border-left="none" fo:border-right="0.05pt solid #ff6633" fo:border-top="none" fo:border-bottom="0.05pt solid #ff6633">
        <style:background-image/>
      </style:table-cell-properties>
    </style:style>
    <style:style style:name="Tabelle1.C4" style:family="table-cell">
      <style:table-cell-properties fo:background-color="#ffcc99" fo:padding="0cm" fo:border-left="0.05pt solid #ff6633" fo:border-right="0.05pt solid #ff6633" fo:border-top="none" fo:border-bottom="0.05pt solid #ff6633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ime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ime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officeooo:paragraph-rsid="001dd00e"/>
    </style:style>
    <style:style style:name="T1" style:family="text">
      <style:text-properties officeooo:rsid="001dd00e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Heading">Regular Table</text:p>
          </table:table-cell>
          <table:table-cell table:style-name="Tabelle2.A1" office:value-type="string">
            <text:p text:style-name="Table_20_Heading">Column 1</text:p>
          </table:table-cell>
          <table:table-cell table:style-name="Tabelle2.C1" office:value-type="string">
            <text:p text:style-name="Table_20_Heading">Column 2</text:p>
          </table:table-cell>
        </table:table-row>
        <table:table-row>
          <table:table-cell table:style-name="Tabelle2.A2" office:value-type="string">
            <text:p text:style-name="Table_20_Contents">Row 1</text:p>
          </table:table-cell>
          <table:table-cell table:style-name="Tabelle2.A2" office:value-type="string">
            <text:p text:style-name="Table_20_Contents">Content 1.1</text:p>
          </table:table-cell>
          <table:table-cell table:style-name="Tabelle2.C2" office:value-type="string">
            <text:p text:style-name="Table_20_Contents">Content 1.2</text:p>
          </table:table-cell>
        </table:table-row>
        <table:table-row>
          <table:table-cell table:style-name="Tabelle2.A2" office:value-type="string">
            <text:p text:style-name="Table_20_Contents">Row 2</text:p>
          </table:table-cell>
          <table:table-cell table:style-name="Tabelle2.A2" office:value-type="string">
            <text:p text:style-name="Table_20_Contents">Content 2.1</text:p>
          </table:table-cell>
          <table:table-cell table:style-name="Tabelle2.C2" office:value-type="string">
            <text:p text:style-name="Table_20_Contents">Content 2.2</text:p>
          </table:table-cell>
        </table:table-row>
        <table:table-row>
          <table:table-cell table:style-name="Tabelle2.A2" office:value-type="string">
            <text:p text:style-name="Table_20_Contents">Row 3</text:p>
          </table:table-cell>
          <table:table-cell table:style-name="Tabelle2.A2" office:value-type="string">
            <text:p text:style-name="Table_20_Contents">Content 3.1</text:p>
          </table:table-cell>
          <table:table-cell table:style-name="Tabelle2.C2" office:value-type="string">
            <text:p text:style-name="Table_20_Contents">Content 3.2</text:p>
          </table:table-cell>
        </table:table-row>
      </table:table>
      <text:p text:style-name="P4"><text:span text:style-name="T1">Some Text</text:span></text:p>
      <table:table table:name="Tabelle1" table:style-name="Tabelle1">
        <table:table-column table:style-name="Tabelle1.A" table:number-columns-repeated="3"/>
        <table:table-row>
          <table:table-cell table:style-name="Tabelle1.A1" office:value-type="float" office:value="0">
            <text:p text:style-name="P3">Brown Table</text:p>
          </table:table-cell>
          <table:table-cell table:style-name="Tabelle1.B1" office:value-type="float" office:value="0">
            <text:p text:style-name="P3">Column 1</text:p>
          </table:table-cell>
          <table:table-cell table:style-name="Tabelle1.A1" office:value-type="float" office:value="0">
            <text:p text:style-name="P3">Column 2</text:p>
          </table:table-cell>
        </table:table-row>
        <table:table-row>
          <table:table-cell table:style-name="Tabelle1.A2" office:value-type="float" office:value="0">
            <text:p text:style-name="P1">Row 1</text:p>
          </table:table-cell>
          <table:table-cell table:style-name="Tabelle1.B2" office:value-type="string">
            <text:p text:style-name="P2">Content 1.1</text:p>
          </table:table-cell>
          <table:table-cell table:style-name="Tabelle1.C2" office:value-type="string">
            <text:p text:style-name="P2">Content 1.2</text:p>
          </table:table-cell>
        </table:table-row>
        <table:table-row>
          <table:table-cell table:style-name="Tabelle1.A3" office:value-type="float" office:value="0">
            <text:p text:style-name="P1">Row 2</text:p>
          </table:table-cell>
          <table:table-cell table:style-name="Tabelle1.B4" office:value-type="string">
            <text:p text:style-name="P2">Content 2.1</text:p>
          </table:table-cell>
          <table:table-cell table:style-name="Tabelle1.C4" office:value-type="string">
            <text:p text:style-name="P2">Content 2.3</text:p>
          </table:table-cell>
        </table:table-row>
        <table:table-row>
          <table:table-cell table:style-name="Tabelle1.A3" office:value-type="float" office:value="0">
            <text:p text:style-name="P1">Row 3</text:p>
          </table:table-cell>
          <table:table-cell table:style-name="Tabelle1.B4" office:value-type="string">
            <text:p text:style-name="P2">Content 3.1</text:p>
          </table:table-cell>
          <table:table-cell table:style-name="Tabelle1.C4" office:value-type="string">
            <text:p text:style-name="P2">Content 3.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meta:initial-creator>Bernhard Haumacher</meta:initial-creator>
    <meta:creation-date>2008-10-02T22:34:07</meta:creation-date>
    <dc:date>2017-10-29T18:33:31.502000000</dc:date>
    <meta:editing-cycles>3</meta:editing-cycles>
    <meta:editing-duration>PT9M51S</meta:editing-duration>
    <meta:document-statistic meta:table-count="2" meta:image-count="0" meta:object-count="0" meta:page-count="1" meta:paragraph-count="25" meta:word-count="50" meta:character-count="227" meta:non-whitespace-character-count="202"/>
    <meta:user-defined meta:name="Info 1"/>
    <meta:user-defined meta:name="Info 2"/>
    <meta:user-defined meta:name="Info 3"/>
    <meta:user-defined meta:name="Info 4"/>
  </office:meta>
</office:document-meta>
</file>